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standard">
      <style:graphic-properties svg:stroke-color="#000080" draw:fill="gradient" draw:fill-color="#4700b8" draw:fill-gradient-name="Gradient_20_1" draw:opacity="50%" draw:textarea-vertical-align="middle" draw:auto-grow-height="false" fo:min-height="0.749cm" fo:min-width="0.499cm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28pt" fo:font-style="italic" fo:text-shadow="1pt 1pt" fo:font-weight="bold"/>
    </style:style>
    <style:style style:name="P5" style:family="paragraph">
      <style:paragraph-properties fo:margin-left="0cm" fo:margin-right="0cm" fo:text-align="center" fo:text-indent="0cm"/>
      <style:text-properties fo:font-size="14pt" fo:font-style="normal" fo:text-shadow="none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0pt" fo:font-style="italic" fo:text-shadow="1pt 1pt" fo:font-weight="bold"/>
    </style:style>
    <style:style style:name="T3" style:family="text">
      <style:text-properties fo:font-size="14pt" fo:font-style="italic" fo:text-shadow="1pt 1pt" fo:font-weight="bold"/>
    </style:style>
    <style:style style:name="T4" style:family="text">
      <style:text-properties fo:font-size="14pt" fo:font-style="normal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4.2cm" svg:height="1.5cm" svg:x="20.9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2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4.2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17.5cm" svg:x="1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2cm" svg:height="3cm" svg:x="8cm" svg:y="5.6cm">
          <text:p text:style-name="P1"><text:span text:style-name="T2">Notify(</text:span><text:span text:style-name="T3"> servicio + </text:span><text:span text:style-name="T4">datos aviso</text:span><text:span text:style-name="T3"> </text:span><text:span text:style-name="T2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5cm" svg:height="17.5cm" svg:x="20.5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draw:layer="layout" svg:width="12cm" svg:height="3cm" svg:x="8cm" svg:y="11.8cm">
          <text:p text:style-name="P1"><text:span text:style-name="T4">respuesta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Gradient_20_1" draw:display-name="Gradient 1" draw:style="square" draw:cx="50%" draw:cy="50%" draw:start-color="#4700b8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8:58:18</dc:date>
    <dc:language>es-ES</dc:language>
    <meta:editing-cycles>12</meta:editing-cycles>
    <meta:editing-duration>PT1H7M2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